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603702312776943316"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402001510305846630"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558657651072111370"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44786884476947724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Sat May 16, 2020 <text:span text:style-name="T1">6.3 miles</text:span></text:p>
      <text:p text:style-name="P44">I ran on the hilly 510 meter cemetery loop.</text:p>
      <text:p text:style-name="P45">Warm up:<text:span text:style-name="T2"> ½ mile and rest a few minutes.</text:span></text:p>
      <text:p text:style-name="P45">Run:<text:span text:style-name="T2"> 6 x ½ mile run with ¼ mile jog between the runs.</text:span></text:p>
      <text:p text:style-name="P44">Times for runs: 4:13, 4:10, 4:08, 4:06, 4:06, 3:43, Times for jogs about 3:25</text:p>
      <text:p text:style-name="P44">Sum of ascents along each half mile: about 35 feet</text:p>
      <text:p text:style-name="P44"><text:span text:style-name="T1">Warm down:</text:span> rest a few minutes and jog 1.6 miles</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6T20:08:49.24</dc:date>
    <dc:creator>James Lombardi</dc:creator>
    <meta:editing-duration>P3DT16H18M48S</meta:editing-duration>
    <meta:editing-cycles>359</meta:editing-cycles>
    <meta:generator>OpenOffice/4.1.2$Win32 OpenOffice.org_project/412m3$Build-9782</meta:generator>
    <meta:document-statistic meta:table-count="0" meta:image-count="0" meta:object-count="0" meta:page-count="52" meta:paragraph-count="1377" meta:word-count="15077" meta:character-count="74611"/>
  </office:meta>
</office:document-meta>
</file>